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eeeee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1" office:value-type="string" calcext:value-type="string">
            <text:p>На моем компе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 calcext:value-type="string">
            <text:p>OpenMP алгоритм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3" office:value-type="string" calcext:value-type="string">
            <text:p>Количество нитей</text:p>
          </table:table-cell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</text:p>
          </table:table-cell>
          <table:table-cell table:style-name="ce13" office:value-type="string" calcext:value-type="string">
            <text:p>Ускорение</text:p>
          </table:table-cell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87.3636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56.6642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57.7159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140.455</text:p>
          </table:table-cell>
          <table:table-cell table:style-name="ce3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table:number-columns-repeated="2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610.598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628.936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80x16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80x16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180x16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180x1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80x16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80x16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180x16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180x160</text:p>
          </table:table-cell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5" office:value-type="string" calcext:value-type="string">
            <text:p>Послед. алгоритм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171.209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180x16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01:14.605593895</meta:creation-date>
    <dc:date>2024-10-30T14:18:38.884189057</dc:date>
    <meta:editing-duration>PT4H5M9S</meta:editing-duration>
    <meta:editing-cycles>6</meta:editing-cycles>
    <meta:generator>LibreOffice/7.3.7.2$Linux_X86_64 LibreOffice_project/30$Build-2</meta:generator>
    <meta:document-statistic meta:table-count="1" meta:cell-count="64" meta:object-count="0"/>
  </office:meta>
</office:document-meta>
</file>